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stinationVariableMethodArgumentResolverTests.resolveArgumentNotF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stinationVariableMethodArgumentResolverTests.resolveArgument( MethodParameter param , Message &lt; ? &gt;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tinationVariableMethodArgumentResolverTests.handleMessage( @ DestinationVariable String foo , @ DestinationVariable ( value = "name" ) String param1 , String param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stinationVariableMethodArgumentResolverTests.resolve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stinationVariableMethodArgumentResolverTests.supports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